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em zapisu: </text:p>
      <text:p text:style-name="Standard">assets/img/story/00/en/d/begining/1/7.png</text:p>
      <text:p text:style-name="Standard">W tym:</text:p>
      <text:p text:style-name="Standard">story – folder z dialogami i tipami</text:p>
      <text:p text:style-name="Standard">00 – level, w tym momencie „Gdyńska plaża”</text:p>
      <text:p text:style-name="Standard">en – wersja językowa </text:p>
      <text:p text:style-name="Standard">d – dialog </text:p>
      <text:p text:style-name="Standard">begining – początkowy </text:p>
      <text:p text:style-name="Standard">1 – pierwsze podejście </text:p>
      <text:p text:style-name="Standard">7.png – 7. obrazek </text:p>
      <text:p text:style-name="Standard"/>
      <text:p text:style-name="Standard">assets/img/story/02/PL/T/3.png</text:p>
      <text:p text:style-name="Standard"/>
      <text:p text:style-name="Standard">story – folder z dialogami i tipami</text:p>
      <text:p text:style-name="Standard">02 – level, w tym momencie „Gdańska fabryka”</text:p>
      <text:p text:style-name="Standard">pl – wersja językowa </text:p>
      <text:p text:style-name="Standard">t – wskazówka/tip</text:p>
      <text:p text:style-name="Standard">3.png – 3. obrazek </text:p>
      <text:p text:style-name="Standard"/>
      <text:p text:style-name="Standard">assets/img/story/03/EN/End/2/1.png</text:p>
      <text:p text:style-name="Standard"/>
      <text:p text:style-name="Standard">end – dialog końcowy,</text:p>
      <text:p text:style-name="Standard">2 – 2. podejście</text:p>
      <text:p text:style-name="Standard">1.png – pierwszy obraze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a Tymińska</meta:initial-creator>
    <meta:creation-date>2013-11-28T00:14:42</meta:creation-date>
    <dc:date>2013-11-28T14:17:36</dc:date>
    <dc:creator>Marta Tymińska</dc:creator>
    <meta:editing-duration>PT5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0" meta:word-count="78" meta:character-count="497" meta:non-whitespace-character-count="430"/>
  </office:meta>
</office:document-meta>
</file>